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185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121"/>
    <style:style style:name="ce2" style:family="table-cell" style:parent-style-name="Default" style:data-style-name="N10122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table:style-name="ce1"/>
          <table:table-cell table:style-name="Default" office:value-type="string" calcext:value-type="string">
            <text:p>Great Britain</text:p>
          </table:table-cell>
          <table:table-cell table:style-name="Default" office:value-type="string" calcext:value-type="string">
            <text:p>Ireland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ce1"/>
          <table:table-cell table:style-name="Default" table:number-columns-repeated="3"/>
        </table:table-row>
        <table:table-row table:style-name="ro1">
          <table:table-cell office:value-type="string" calcext:value-type="string">
            <text:p>Funded Debt</text:p>
          </table:table-cell>
          <table:table-cell table:number-columns-repeated="3" table:style-name="Default" office:value-type="string" calcext:value-type="string">
            <text:p>£</text:p>
          </table:table-cell>
        </table:table-row>
        <table:table-row table:style-name="ro1">
          <table:table-cell table:style-name="ce1"/>
          <table:table-cell table:style-name="Default" table:number-columns-repeated="3"/>
        </table:table-row>
        <table:table-row table:style-name="ro1">
          <table:table-cell office:value-type="string" calcext:value-type="string">
            <text:p>Bank of England, at 3%</text:p>
          </table:table-cell>
          <table:table-cell office:value-type="float" office:value="11686800" calcext:value-type="float">
            <text:p>11,686,800</text:p>
          </table:table-cell>
          <table:table-cell/>
          <table:table-cell office:value-type="float" office:value="11686800" calcext:value-type="float">
            <text:p>11,686,800</text:p>
          </table:table-cell>
        </table:table-row>
        <table:table-row table:style-name="ro1">
          <table:table-cell office:value-type="string" calcext:value-type="string">
            <text:p>Bank of Ireland, at 5%</text:p>
          </table:table-cell>
          <table:table-cell/>
          <table:table-cell table:number-columns-repeated="2" office:value-type="float" office:value="2169231" calcext:value-type="float">
            <text:p>2,169,231</text:p>
          </table:table-cell>
        </table:table-row>
        <table:table-row table:style-name="ro1">
          <table:table-cell office:value-type="string" calcext:value-type="string">
            <text:p>South Sea Company, at 3%</text:p>
          </table:table-cell>
          <table:table-cell office:value-type="float" office:value="14814085" calcext:value-type="float">
            <text:p>14,814,085</text:p>
          </table:table-cell>
          <table:table-cell/>
          <table:table-cell office:value-type="float" office:value="14814085" calcext:value-type="float">
            <text:p>14,814,085</text:p>
          </table:table-cell>
        </table:table-row>
        <table:table-row table:style-name="ro1">
          <table:table-cell office:value-type="string" calcext:value-type="string">
            <text:p>5% Annuities</text:p>
          </table:table-cell>
          <table:table-cell office:value-type="float" office:value="136181688" calcext:value-type="float">
            <text:p>136,181,688</text:p>
          </table:table-cell>
          <table:table-cell office:value-type="float" office:value="10579485" calcext:value-type="float">
            <text:p>10,579,485</text:p>
          </table:table-cell>
          <table:table-cell office:value-type="float" office:value="146761173" calcext:value-type="float">
            <text:p>146,761,173</text:p>
          </table:table-cell>
        </table:table-row>
        <table:table-row table:style-name="ro1">
          <table:table-cell office:value-type="string" calcext:value-type="string">
            <text:p>4% Annuities</text:p>
          </table:table-cell>
          <table:table-cell office:value-type="float" office:value="74935719" calcext:value-type="float">
            <text:p>74,935,719</text:p>
          </table:table-cell>
          <table:table-cell office:value-type="float" office:value="789785" calcext:value-type="float">
            <text:p>789,785</text:p>
          </table:table-cell>
          <table:table-cell office:value-type="float" office:value="75725504" calcext:value-type="float">
            <text:p>75,725,504</text:p>
          </table:table-cell>
        </table:table-row>
        <table:table-row table:style-name="ro1">
          <table:table-cell office:value-type="string" calcext:value-type="string">
            <text:p>3½%</text:p>
          </table:table-cell>
          <table:table-cell/>
          <table:table-cell table:number-columns-repeated="2" office:value-type="float" office:value="10740014" calcext:value-type="float">
            <text:p>10,740,014</text:p>
          </table:table-cell>
        </table:table-row>
        <table:table-row table:style-name="ro1">
          <table:table-cell office:value-type="string" calcext:value-type="string">
            <text:p>3% Reduced Annuities</text:p>
          </table:table-cell>
          <table:table-cell office:value-type="float" office:value="164701456" calcext:value-type="float">
            <text:p>164,701,456</text:p>
          </table:table-cell>
          <table:table-cell/>
          <table:table-cell office:value-type="float" office:value="164701456" calcext:value-type="float">
            <text:p>164,701,456</text:p>
          </table:table-cell>
        </table:table-row>
        <table:table-row table:style-name="ro1">
          <table:table-cell office:value-type="string" calcext:value-type="string">
            <text:p>3% Consolidated Annuities</text:p>
          </table:table-cell>
          <table:table-cell office:value-type="float" office:value="382447774" calcext:value-type="float">
            <text:p>382,447,774</text:p>
          </table:table-cell>
          <table:table-cell/>
          <table:table-cell office:value-type="float" office:value="382447774" calcext:value-type="float">
            <text:p>382,447,774</text:p>
          </table:table-cell>
        </table:table-row>
        <table:table-row table:style-name="ro1">
          <table:table-cell office:value-type="string" calcext:value-type="string">
            <text:p>3% Consolidated Annuities (Germany)</text:p>
          </table:table-cell>
          <table:table-cell office:value-type="float" office:value="5731192" calcext:value-type="float">
            <text:p>5,731,192</text:p>
          </table:table-cell>
          <table:table-cell/>
          <table:table-cell office:value-type="float" office:value="5731192" calcext:value-type="float">
            <text:p>5,731,192</text:p>
          </table:table-cell>
        </table:table-row>
        <table:table-row table:style-name="ro1">
          <table:table-cell office:value-type="string" calcext:value-type="string">
            <text:p>3% Consolidated Annuities (Portugal)</text:p>
          </table:table-cell>
          <table:table-cell office:value-type="float" office:value="534712" calcext:value-type="float">
            <text:p>534,712</text:p>
          </table:table-cell>
          <table:table-cell/>
          <table:table-cell office:value-type="float" office:value="534712" calcext:value-type="float">
            <text:p>534,712</text:p>
          </table:table-cell>
        </table:table-row>
        <table:table-row table:style-name="ro1">
          <table:table-cell office:value-type="string" calcext:value-type="string">
            <text:p>Bank Annuities (1726), at 3%</text:p>
          </table:table-cell>
          <table:table-cell office:value-type="float" office:value="1000000" calcext:value-type="float">
            <text:p>1,000,000</text:p>
          </table:table-cell>
          <table:table-cell/>
          <table:table-cell office:value-type="float" office:value="1000000" calcext:value-type="float">
            <text:p>1,000,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92033426" calcext:value-type="float">
            <text:p>792,033,426</text:p>
          </table:table-cell>
          <table:table-cell office:value-type="float" office:value="24278515" calcext:value-type="float">
            <text:p>24,278,515</text:p>
          </table:table-cell>
          <table:table-cell office:value-type="float" office:value="816311941" calcext:value-type="float">
            <text:p>816,311,941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Unfunded Debt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Exchequer Bills</text:p>
          </table:table-cell>
          <table:table-cell office:value-type="float" office:value="41441900" calcext:value-type="float">
            <text:p>41,441,900</text:p>
          </table:table-cell>
          <table:table-cell/>
          <table:table-cell office:value-type="float" office:value="41441900" calcext:value-type="float">
            <text:p>41,441,900</text:p>
          </table:table-cell>
        </table:table-row>
        <table:table-row table:style-name="ro1">
          <table:table-cell office:value-type="string" calcext:value-type="string">
            <text:p>Treasury Bills (Ireland)</text:p>
          </table:table-cell>
          <table:table-cell/>
          <table:table-cell table:number-columns-repeated="2" office:value-type="float" office:value="2497808" calcext:value-type="float">
            <text:p>2,497,808</text:p>
          </table:table-cell>
        </table:table-row>
        <table:table-row table:style-name="ro1">
          <table:table-cell office:value-type="string" calcext:value-type="string">
            <text:p>Debentures</text:p>
          </table:table-cell>
          <table:table-cell office:value-type="float" office:value="787400" calcext:value-type="float">
            <text:p>787,400</text:p>
          </table:table-cell>
          <table:table-cell/>
          <table:table-cell office:value-type="float" office:value="787400" calcext:value-type="float">
            <text:p>787,400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229300" calcext:value-type="float">
            <text:p>42,229,300</text:p>
          </table:table-cell>
          <table:table-cell office:value-type="float" office:value="2497808" calcext:value-type="float">
            <text:p>2,497,808</text:p>
          </table:table-cell>
          <table:table-cell office:value-type="float" office:value="44727108" calcext:value-type="float">
            <text:p>44,727,108</text:p>
          </table:table-cell>
        </table:table-row>
        <table:table-row table:style-name="ro1">
          <table:table-cell office:value-type="string" calcext:value-type="string">
            <text:p>Grand Total</text:p>
          </table:table-cell>
          <table:table-cell office:value-type="float" office:value="834262726" calcext:value-type="float">
            <text:p>834,262,726</text:p>
          </table:table-cell>
          <table:table-cell office:value-type="float" office:value="26776323" calcext:value-type="float">
            <text:p>26,776,323</text:p>
          </table:table-cell>
          <table:table-cell office:value-type="float" office:value="861039049" calcext:value-type="float">
            <text:p>861,039,049</text:p>
          </table:table-cell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3" table:default-cell-style-name="ce1"/>
        <table:table-row table:style-name="ro1">
          <table:table-cell table:style-name="ce1"/>
          <table:table-cell table:style-name="Default" office:value-type="string" calcext:value-type="string">
            <text:p>Great Britain</text:p>
          </table:table-cell>
          <table:table-cell table:style-name="Default" office:value-type="string" calcext:value-type="string">
            <text:p>Ireland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unded Debt</text:p>
          </table:table-cell>
          <table:table-cell table:number-columns-repeated="3" table:style-name="Default" office:value-type="string" calcext:value-type="string">
            <text:p>£</text:p>
          </table:table-cell>
        </table:table-row>
        <table:table-row table:style-name="ro1">
          <table:table-cell table:style-name="ce1"/>
          <table:table-cell table:style-name="Default" table:number-columns-repeated="3"/>
        </table:table-row>
        <table:table-row table:style-name="ro1">
          <table:table-cell office:value-type="string" calcext:value-type="string">
            <text:p>Interest on Capital</text:p>
          </table:table-cell>
          <table:table-cell office:value-type="float" office:value="27233994" calcext:value-type="float">
            <text:p>27,233,994</text:p>
          </table:table-cell>
          <table:table-cell office:value-type="float" office:value="1044928" calcext:value-type="float">
            <text:p>1,044,928</text:p>
          </table:table-cell>
          <table:table-cell office:value-type="float" office:value="28278922" calcext:value-type="float">
            <text:p>28,278,9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ng Annuities</text:p>
          </table:table-cell>
          <table:table-cell office:value-type="float" office:value="1359436" calcext:value-type="float">
            <text:p>1,359,436</text:p>
          </table:table-cell>
          <table:table-cell/>
          <table:table-cell office:value-type="float" office:value="1359436" calcext:value-type="float">
            <text:p>1,359,436</text:p>
          </table:table-cell>
        </table:table-row>
        <table:table-row table:style-name="ro1">
          <table:table-cell office:value-type="string" calcext:value-type="string">
            <text:p>Short Annuities</text:p>
          </table:table-cell>
          <table:table-cell office:value-type="float" office:value="230000" calcext:value-type="float">
            <text:p>230,000</text:p>
          </table:table-cell>
          <table:table-cell table:style-name="Default"/>
          <table:table-cell office:value-type="float" office:value="230000" calcext:value-type="float">
            <text:p>230,000</text:p>
          </table:table-cell>
        </table:table-row>
        <table:table-row table:style-name="ro1">
          <table:table-cell office:value-type="string" calcext:value-type="string">
            <text:p>Life Annuities</text:p>
          </table:table-cell>
          <table:table-cell office:value-type="float" office:value="199845" calcext:value-type="float">
            <text:p>199,845</text:p>
          </table:table-cell>
          <table:table-cell table:style-name="Default"/>
          <table:table-cell office:value-type="float" office:value="199845" calcext:value-type="float">
            <text:p>199,845</text:p>
          </table:table-cell>
        </table:table-row>
        <table:table-row table:style-name="ro1">
          <table:table-cell office:value-type="string" calcext:value-type="string">
            <text:p>Bank Annuity</text:p>
          </table:table-cell>
          <table:table-cell/>
          <table:table-cell table:number-columns-repeated="2" office:value-type="float" office:value="16731" calcext:value-type="float">
            <text:p>16,731</text:p>
          </table:table-cell>
        </table:table-row>
        <table:table-row table:style-name="ro1">
          <table:table-cell office:value-type="string" calcext:value-type="string">
            <text:p>Exchequer Annuities.</text:p>
          </table:table-cell>
          <table:table-cell office:value-type="float" office:value="43677" calcext:value-type="float">
            <text:p>43,677</text:p>
          </table:table-cell>
          <table:table-cell office:value-type="float" office:value="44924" calcext:value-type="float">
            <text:p>44,924</text:p>
          </table:table-cell>
          <table:table-cell office:value-type="float" office:value="88601" calcext:value-type="float">
            <text:p>88,60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832958" calcext:value-type="float">
            <text:p>1,832,958</text:p>
          </table:table-cell>
          <table:table-cell office:value-type="float" office:value="61655" calcext:value-type="float">
            <text:p>61,655</text:p>
          </table:table-cell>
          <table:table-cell office:value-type="float" office:value="1894613" calcext:value-type="float">
            <text:p>1,894,613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Interest of Stock for Redemption of Land Tax</text:p>
          </table:table-cell>
          <table:table-cell office:value-type="float" office:value="3815" calcext:value-type="float">
            <text:p>3,815</text:p>
          </table:table-cell>
          <table:table-cell/>
          <table:table-cell office:value-type="float" office:value="3815" calcext:value-type="float">
            <text:p>3,815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float" office:value="284674" calcext:value-type="float">
            <text:p>284,674</text:p>
          </table:table-cell>
          <table:table-cell/>
          <table:table-cell office:value-type="float" office:value="284674" calcext:value-type="float">
            <text:p>284,67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9355441" calcext:value-type="float">
            <text:p>29,355,441</text:p>
          </table:table-cell>
          <table:table-cell office:value-type="float" office:value="1106583" calcext:value-type="float">
            <text:p>1,106,583</text:p>
          </table:table-cell>
          <table:table-cell office:value-type="float" office:value="30462024" calcext:value-type="float">
            <text:p>30,462,0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funded Deb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chequer Bills (Interest)</text:p>
          </table:table-cell>
          <table:table-cell office:value-type="float" office:value="1971699" calcext:value-type="float">
            <text:p>1,971,699</text:p>
          </table:table-cell>
          <table:table-cell office:value-type="float" office:value="124890" calcext:value-type="float">
            <text:p>124,890</text:p>
          </table:table-cell>
          <table:table-cell office:value-type="float" office:value="2096589" calcext:value-type="float">
            <text:p>2,096,589</text:p>
          </table:table-cell>
        </table:table-row>
        <table:table-row table:style-name="ro1">
          <table:table-cell office:value-type="string" calcext:value-type="string">
            <text:p>Debentures (Interest)</text:p>
          </table:table-cell>
          <table:table-cell office:value-type="float" office:value="39370" calcext:value-type="float">
            <text:p>39,370</text:p>
          </table:table-cell>
          <table:table-cell/>
          <table:table-cell office:value-type="float" office:value="39370" calcext:value-type="float">
            <text:p>39,370</text:p>
          </table:table-cell>
        </table:table-row>
        <table:table-row table:style-name="ro1">
          <table:table-cell office:value-type="string" calcext:value-type="string">
            <text:p>Exchequer Bills issued in anticipation of Taxes (Interest)</text:p>
          </table:table-cell>
          <table:table-cell office:value-type="float" office:value="47635" calcext:value-type="float">
            <text:p>47,635</text:p>
          </table:table-cell>
          <table:table-cell/>
          <table:table-cell office:value-type="float" office:value="47635" calcext:value-type="float">
            <text:p>47,63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58704" calcext:value-type="float">
            <text:p>2,058,704</text:p>
          </table:table-cell>
          <table:table-cell office:value-type="float" office:value="124890" calcext:value-type="float">
            <text:p>124,890</text:p>
          </table:table-cell>
          <table:table-cell office:value-type="float" office:value="2183594" calcext:value-type="float">
            <text:p>2,183,5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rand Total</text:p>
          </table:table-cell>
          <table:table-cell office:value-type="float" office:value="31414145" calcext:value-type="float">
            <text:p>31,414,145</text:p>
          </table:table-cell>
          <table:table-cell office:value-type="float" office:value="1231473" calcext:value-type="float">
            <text:p>1,231,473</text:p>
          </table:table-cell>
          <table:table-cell office:value-type="float" office:value="32645618" calcext:value-type="float">
            <text:p>32,645,618</text:p>
          </table:table-cell>
        </table:table-row>
      </table:table>
      <table:table table:name="Sheet3" table:style-name="ta1">
        <table:table-column table:style-name="co4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Customs</text:p>
          </table:table-cell>
          <table:table-cell office:value-type="float" office:value="10487522" calcext:value-type="float">
            <text:p>£ 10,487,522</text:p>
          </table:table-cell>
          <table:table-cell/>
        </table:table-row>
        <table:table-row table:style-name="ro1">
          <table:table-cell office:value-type="string" calcext:value-type="string">
            <text:p>Excise</text:p>
          </table:table-cell>
          <table:table-cell office:value-type="float" office:value="26562432" calcext:value-type="float">
            <text:p>£ 26,562,432</text:p>
          </table:table-cell>
          <table:table-cell table:style-name="ce1"/>
        </table:table-row>
        <table:table-row table:style-name="ro1">
          <table:table-cell office:value-type="string" calcext:value-type="string">
            <text:p>Property Tax</text:p>
          </table:table-cell>
          <table:table-cell office:value-type="float" office:value="14318572" calcext:value-type="float">
            <text:p>£ 14,318,572</text:p>
          </table:table-cell>
          <table:table-cell/>
        </table:table-row>
        <table:table-row table:style-name="ro1">
          <table:table-cell office:value-type="string" calcext:value-type="string">
            <text:p>Assessed Taxes</text:p>
          </table:table-cell>
          <table:table-cell office:value-type="float" office:value="6214987" calcext:value-type="float">
            <text:p>£ 6,214,987</text:p>
          </table:table-cell>
          <table:table-cell/>
        </table:table-row>
        <table:table-row table:style-name="ro1">
          <table:table-cell office:value-type="string" calcext:value-type="string">
            <text:p>Land Tax</text:p>
          </table:table-cell>
          <table:table-cell office:value-type="float" office:value="1079993" calcext:value-type="float">
            <text:p>£ 1,079,993</text:p>
          </table:table-cell>
          <table:table-cell/>
        </table:table-row>
        <table:table-row table:style-name="ro1">
          <table:table-cell office:value-type="string" calcext:value-type="string">
            <text:p>Stamps</text:p>
          </table:table-cell>
          <table:table-cell office:value-type="float" office:value="5865413" calcext:value-type="float">
            <text:p>£ 5,865,413</text:p>
          </table:table-cell>
          <table:table-cell/>
        </table:table-row>
        <table:table-row table:style-name="ro1">
          <table:table-cell office:value-type="string" calcext:value-type="string">
            <text:p>Post-Office</text:p>
          </table:table-cell>
          <table:table-cell office:value-type="float" office:value="1548000" calcext:value-type="float">
            <text:p>£ 1,548,000</text:p>
          </table:table-cell>
          <table:table-cell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366867" calcext:value-type="float">
            <text:p>£ 366,867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6443786" calcext:value-type="float">
            <text:p>£ 66,443,786</text:p>
          </table:table-cell>
          <table:table-cell/>
        </table:table-row>
      </table:table>
      <table:table table:name="Sheet4" table:style-name="ta1"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otal (£)</text:p>
          </table:table-cell>
          <table:table-cell table:style-name="Default" office:value-type="string" calcext:value-type="string">
            <text:p><text:span text:style-name="T1">Notes of ≥</text:span> £5</text:p>
          </table:table-cell>
          <table:table-cell table:style-name="Default" office:value-type="string" calcext:value-type="string">
            <text:p>Bank Treasure (£)</text:p>
          </table:table-cell>
          <table:table-cell table:style-name="Default" office:value-type="string" calcext:value-type="string">
            <text:p>Price of Gold</text:p>
          </table:table-cell>
        </table:table-row>
        <table:table-row table:style-name="ro1">
          <table:table-cell office:value-type="string" calcext:value-type="string">
            <text:p>1797, 28 February</text:p>
          </table:table-cell>
          <table:table-cell table:number-columns-repeated="2" office:value-type="float" office:value="9674780" calcext:value-type="float">
            <text:p>9,674,780</text:p>
          </table:table-cell>
          <table:table-cell office:value-type="float" office:value="1086170" calcext:value-type="float">
            <text:p>1,086,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1114120" calcext:value-type="float">
            <text:p>11,114,120</text:p>
          </table:table-cell>
          <table:table-cell office:value-type="float" office:value="10246535" calcext:value-type="float">
            <text:p>10,246,535</text:p>
          </table:table-cell>
          <table:table-cell office:value-type="float" office:value="4089620" calcext:value-type="float">
            <text:p>4,089,6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98, 28 February</text:p>
          </table:table-cell>
          <table:table-cell office:value-type="float" office:value="13095830" calcext:value-type="float">
            <text:p>13,095,830</text:p>
          </table:table-cell>
          <table:table-cell office:value-type="float" office:value="11647610" calcext:value-type="float">
            <text:p>11,647,610</text:p>
          </table:table-cell>
          <table:table-cell office:value-type="float" office:value="5828940" calcext:value-type="float">
            <text:p>5,828,9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2180610" calcext:value-type="float">
            <text:p>12,180,610</text:p>
          </table:table-cell>
          <table:table-cell office:value-type="float" office:value="10649550" calcext:value-type="float">
            <text:p>10,649,550</text:p>
          </table:table-cell>
          <table:table-cell office:value-type="float" office:value="6546100" calcext:value-type="float">
            <text:p>6,546,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99, 28 February</text:p>
          </table:table-cell>
          <table:table-cell office:value-type="float" office:value="12959800" calcext:value-type="float">
            <text:p>12,959,800</text:p>
          </table:table-cell>
          <table:table-cell office:value-type="float" office:value="11494150" calcext:value-type="float">
            <text:p>11,494,150</text:p>
          </table:table-cell>
          <table:table-cell office:value-type="float" office:value="7563900" calcext:value-type="float">
            <text:p>7,563,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3389490" calcext:value-type="float">
            <text:p>13,389,490</text:p>
          </table:table-cell>
          <table:table-cell office:value-type="float" office:value="12047790" calcext:value-type="float">
            <text:p>12,047,790</text:p>
          </table:table-cell>
          <table:table-cell office:value-type="float" office:value="7000780" calcext:value-type="float">
            <text:p>7,000,7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00, 28 February</text:p>
          </table:table-cell>
          <table:table-cell office:value-type="float" office:value="16844470" calcext:value-type="float">
            <text:p>16,844,470</text:p>
          </table:table-cell>
          <table:table-cell office:value-type="float" office:value="15372930" calcext:value-type="float">
            <text:p>15,372,930</text:p>
          </table:table-cell>
          <table:table-cell office:value-type="float" office:value="6144250" calcext:value-type="float">
            <text:p>6,144,2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5047180" calcext:value-type="float">
            <text:p>15,047,180</text:p>
          </table:table-cell>
          <table:table-cell office:value-type="float" office:value="13448540" calcext:value-type="float">
            <text:p>13,448,540</text:p>
          </table:table-cell>
          <table:table-cell office:value-type="float" office:value="5150450" calcext:value-type="float">
            <text:p>5,150,45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801, 28 February</text:p>
          </table:table-cell>
          <table:table-cell office:value-type="float" office:value="16213280" calcext:value-type="float">
            <text:p>16,213,280</text:p>
          </table:table-cell>
          <table:table-cell office:value-type="float" office:value="13578520" calcext:value-type="float">
            <text:p>13,578,520</text:p>
          </table:table-cell>
          <table:table-cell office:value-type="float" office:value="4640120" calcext:value-type="float">
            <text:p>4,640,120</text:p>
          </table:table-cell>
          <table:table-cell office:value-type="float" office:value="107.85" calcext:value-type="float">
            <text:p>107.85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4556110" calcext:value-type="float">
            <text:p>14,556,110</text:p>
          </table:table-cell>
          <table:table-cell office:value-type="float" office:value="12143460" calcext:value-type="float">
            <text:p>12,143,460</text:p>
          </table:table-cell>
          <table:table-cell office:value-type="float" office:value="4335260" calcext:value-type="float">
            <text:p>4,335,260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802, 28 February</text:p>
          </table:table-cell>
          <table:table-cell office:value-type="float" office:value="15186880" calcext:value-type="float">
            <text:p>15,186,880</text:p>
          </table:table-cell>
          <table:table-cell office:value-type="float" office:value="12574860" calcext:value-type="float">
            <text:p>12,574,860</text:p>
          </table:table-cell>
          <table:table-cell office:value-type="float" office:value="4152950" calcext:value-type="float">
            <text:p>4,152,950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7097630" calcext:value-type="float">
            <text:p>17,097,630</text:p>
          </table:table-cell>
          <table:table-cell office:value-type="float" office:value="13848470" calcext:value-type="float">
            <text:p>13,848,470</text:p>
          </table:table-cell>
          <table:table-cell office:value-type="float" office:value="3891780" calcext:value-type="float">
            <text:p>3,891,7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03, 28 February</text:p>
          </table:table-cell>
          <table:table-cell office:value-type="float" office:value="15319930" calcext:value-type="float">
            <text:p>15,319,930</text:p>
          </table:table-cell>
          <table:table-cell office:value-type="float" office:value="12350970" calcext:value-type="float">
            <text:p>12,350,970</text:p>
          </table:table-cell>
          <table:table-cell office:value-type="float" office:value="3776750" calcext:value-type="float">
            <text:p>3,776,7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5983330" calcext:value-type="float">
            <text:p>15,983,330</text:p>
          </table:table-cell>
          <table:table-cell office:value-type="float" office:value="12217390" calcext:value-type="float">
            <text:p>12,217,390</text:p>
          </table:table-cell>
          <table:table-cell office:value-type="float" office:value="3592500" calcext:value-type="float">
            <text:p>3,592,5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04, 28 February</text:p>
          </table:table-cell>
          <table:table-cell office:value-type="float" office:value="17077830" calcext:value-type="float">
            <text:p>17,077,830</text:p>
          </table:table-cell>
          <table:table-cell office:value-type="float" office:value="12546560" calcext:value-type="float">
            <text:p>12,546,560</text:p>
          </table:table-cell>
          <table:table-cell office:value-type="float" office:value="3372140" calcext:value-type="float">
            <text:p>3,372,1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7153890" calcext:value-type="float">
            <text:p>17,153,890</text:p>
          </table:table-cell>
          <table:table-cell office:value-type="float" office:value="12466790" calcext:value-type="float">
            <text:p>12,466,790</text:p>
          </table:table-cell>
          <table:table-cell office:value-type="float" office:value="5879190" calcext:value-type="float">
            <text:p>5,879,1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05, 28 February</text:p>
          </table:table-cell>
          <table:table-cell office:value-type="float" office:value="17871170" calcext:value-type="float">
            <text:p>17,871,170</text:p>
          </table:table-cell>
          <table:table-cell office:value-type="float" office:value="13011010" calcext:value-type="float">
            <text:p>13,011,010</text:p>
          </table:table-cell>
          <table:table-cell office:value-type="float" office:value="5883800" calcext:value-type="float">
            <text:p>5,883,8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6388400" calcext:value-type="float">
            <text:p>16,388,400</text:p>
          </table:table-cell>
          <table:table-cell office:value-type="float" office:value="11862740" calcext:value-type="float">
            <text:p>11,862,740</text:p>
          </table:table-cell>
          <table:table-cell office:value-type="float" office:value="7624500" calcext:value-type="float">
            <text:p>7,624,5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06, 28 February</text:p>
          </table:table-cell>
          <table:table-cell office:value-type="float" office:value="17730120" calcext:value-type="float">
            <text:p>17,730,120</text:p>
          </table:table-cell>
          <table:table-cell office:value-type="float" office:value="13271520" calcext:value-type="float">
            <text:p>13,271,520</text:p>
          </table:table-cell>
          <table:table-cell office:value-type="float" office:value="5987190" calcext:value-type="float">
            <text:p>5,987,1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21027470" calcext:value-type="float">
            <text:p>21,027,470</text:p>
          </table:table-cell>
          <table:table-cell office:value-type="float" office:value="16757930" calcext:value-type="float">
            <text:p>16,757,930</text:p>
          </table:table-cell>
          <table:table-cell office:value-type="float" office:value="6215020" calcext:value-type="float">
            <text:p>6,215,0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07, 28 February</text:p>
          </table:table-cell>
          <table:table-cell office:value-type="float" office:value="16950680" calcext:value-type="float">
            <text:p>16,950,680</text:p>
          </table:table-cell>
          <table:table-cell office:value-type="float" office:value="12840790" calcext:value-type="float">
            <text:p>12,840,790</text:p>
          </table:table-cell>
          <table:table-cell office:value-type="float" office:value="6142840" calcext:value-type="float">
            <text:p>6,142,84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9678360" calcext:value-type="float">
            <text:p>19,678,360</text:p>
          </table:table-cell>
          <table:table-cell office:value-type="float" office:value="15432990" calcext:value-type="float">
            <text:p>15,432,990</text:p>
          </table:table-cell>
          <table:table-cell office:value-type="float" office:value="6484350" calcext:value-type="float">
            <text:p>6,484,3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08, 28 February</text:p>
          </table:table-cell>
          <table:table-cell office:value-type="float" office:value="18188860" calcext:value-type="float">
            <text:p>18,188,860</text:p>
          </table:table-cell>
          <table:table-cell office:value-type="float" office:value="14093690" calcext:value-type="float">
            <text:p>14,093,690</text:p>
          </table:table-cell>
          <table:table-cell office:value-type="float" office:value="7855470" calcext:value-type="float">
            <text:p>7,855,4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7111290" calcext:value-type="float">
            <text:p>17,111,290</text:p>
          </table:table-cell>
          <table:table-cell office:value-type="float" office:value="12993020" calcext:value-type="float">
            <text:p>12,993,020</text:p>
          </table:table-cell>
          <table:table-cell office:value-type="float" office:value="6015940" calcext:value-type="float">
            <text:p>6,015,940</text:p>
          </table:table-cell>
          <table:table-cell office:value-type="float" office:value="103" calcext:value-type="float">
            <text:p>103</text:p>
          </table:table-cell>
        </table:table-row>
      </table:table>
      <table:table table:name="Sheet5" table:style-name="ta1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(£)</text:p>
          </table:table-cell>
          <table:table-cell office:value-type="string" calcext:value-type="string">
            <text:p>Notes of ≥ £5</text:p>
          </table:table-cell>
          <table:table-cell office:value-type="string" calcext:value-type="string">
            <text:p>Bank Treasure (£)</text:p>
          </table:table-cell>
          <table:table-cell office:value-type="string" calcext:value-type="string">
            <text:p>Price of Gold</text:p>
          </table:table-cell>
        </table:table-row>
        <table:table-row table:style-name="ro1">
          <table:table-cell office:value-type="string" calcext:value-type="string">
            <text:p>1809, 28 February</text:p>
          </table:table-cell>
          <table:table-cell table:style-name="ce1" office:value-type="float" office:value="18542860" calcext:value-type="float">
            <text:p>18,542,860</text:p>
          </table:table-cell>
          <table:table-cell table:style-name="ce1" office:value-type="float" office:value="14241360" calcext:value-type="float">
            <text:p>14,241,360</text:p>
          </table:table-cell>
          <table:table-cell table:style-name="ce1" office:value-type="float" office:value="4488700" calcext:value-type="float">
            <text:p>4,488,700</text:p>
          </table:table-cell>
          <table:table-cell table:style-name="ce5" office:value-type="float" office:value="115.5" calcext:value-type="float">
            <text:p>115.5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table:style-name="ce1" office:value-type="float" office:value="19574180" calcext:value-type="float">
            <text:p>19,574,180</text:p>
          </table:table-cell>
          <table:table-cell table:style-name="ce1" office:value-type="float" office:value="14393110" calcext:value-type="float">
            <text:p>14,393,110</text:p>
          </table:table-cell>
          <table:table-cell table:style-name="ce1" office:value-type="float" office:value="3652480" calcext:value-type="float">
            <text:p>3,652,48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1810, 28 February</text:p>
          </table:table-cell>
          <table:table-cell table:style-name="ce1" office:value-type="float" office:value="21019600" calcext:value-type="float">
            <text:p>21,019,600</text:p>
          </table:table-cell>
          <table:table-cell table:style-name="ce1" office:value-type="float" office:value="15159180" calcext:value-type="float">
            <text:p>15,159,180</text:p>
          </table:table-cell>
          <table:table-cell table:style-name="ce1" office:value-type="float" office:value="3501410" calcext:value-type="float">
            <text:p>3,501,4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table:style-name="ce1" office:value-type="float" office:value="24793990" calcext:value-type="float">
            <text:p>24,793,990</text:p>
          </table:table-cell>
          <table:table-cell table:style-name="ce1" office:value-type="float" office:value="17570780" calcext:value-type="float">
            <text:p>17,570,780</text:p>
          </table:table-cell>
          <table:table-cell table:style-name="ce1" office:value-type="float" office:value="3191850" calcext:value-type="float">
            <text:p>3,191,85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1811, 28 February</text:p>
          </table:table-cell>
          <table:table-cell table:style-name="ce1" office:value-type="float" office:value="23360220" calcext:value-type="float">
            <text:p>23,360,220</text:p>
          </table:table-cell>
          <table:table-cell table:style-name="ce1" office:value-type="float" office:value="16246130" calcext:value-type="float">
            <text:p>16,246,130</text:p>
          </table:table-cell>
          <table:table-cell table:style-name="ce1" office:value-type="float" office:value="3350940" calcext:value-type="float">
            <text:p>3,350,940</text:p>
          </table:table-cell>
          <table:table-cell table:style-name="ce5" office:value-type="float" office:value="118.75" calcext:value-type="float">
            <text:p>118.75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table:style-name="ce1" office:value-type="float" office:value="23286850" calcext:value-type="float">
            <text:p>23,286,850</text:p>
          </table:table-cell>
          <table:table-cell table:style-name="ce1" office:value-type="float" office:value="15692490" calcext:value-type="float">
            <text:p>15,692,490</text:p>
          </table:table-cell>
          <table:table-cell table:style-name="ce1" office:value-type="float" office:value="3243300" calcext:value-type="float">
            <text:p>3,243,300</text:p>
          </table:table-cell>
          <table:table-cell table:style-name="ce5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812, 29 February</text:p>
          </table:table-cell>
          <table:table-cell table:style-name="ce1" office:value-type="float" office:value="23408320" calcext:value-type="float">
            <text:p>23,408,320</text:p>
          </table:table-cell>
          <table:table-cell table:style-name="ce1" office:value-type="float" office:value="15951290" calcext:value-type="float">
            <text:p>15,951,290</text:p>
          </table:table-cell>
          <table:table-cell table:style-name="ce1" office:value-type="float" office:value="2983190" calcext:value-type="float">
            <text:p>2,983,190</text:p>
          </table:table-cell>
          <table:table-cell table:style-name="ce5" office:value-type="float" office:value="122" calcext:value-type="float">
            <text:p>122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table:style-name="ce1" office:value-type="float" office:value="23026880" calcext:value-type="float">
            <text:p>23,026,880</text:p>
          </table:table-cell>
          <table:table-cell table:style-name="ce1" office:value-type="float" office:value="15385470" calcext:value-type="float">
            <text:p>15,385,470</text:p>
          </table:table-cell>
          <table:table-cell table:style-name="ce1" office:value-type="float" office:value="3099270" calcext:value-type="float">
            <text:p>3,099,270</text:p>
          </table:table-cell>
          <table:table-cell table:style-name="ce5" office:value-type="float" office:value="128.5" calcext:value-type="float">
            <text:p>128.5</text:p>
          </table:table-cell>
        </table:table-row>
        <table:table-row table:style-name="ro1">
          <table:table-cell office:value-type="string" calcext:value-type="string">
            <text:p>1813, 27 February</text:p>
          </table:table-cell>
          <table:table-cell table:style-name="ce1" office:value-type="float" office:value="23210930" calcext:value-type="float">
            <text:p>23,210,930</text:p>
          </table:table-cell>
          <table:table-cell table:style-name="ce1" office:value-type="float" office:value="15497320" calcext:value-type="float">
            <text:p>15,497,320</text:p>
          </table:table-cell>
          <table:table-cell table:style-name="ce1" office:value-type="float" office:value="2884500" calcext:value-type="float">
            <text:p>2,884,500</text:p>
          </table:table-cell>
          <table:table-cell table:style-name="ce5" office:value-type="float" office:value="130" calcext:value-type="float">
            <text:p>130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table:style-name="ce1" office:value-type="float" office:value="24828120" calcext:value-type="float">
            <text:p>24,828,120</text:p>
          </table:table-cell>
          <table:table-cell table:style-name="ce1" office:value-type="float" office:value="16790980" calcext:value-type="float">
            <text:p>16,790,980</text:p>
          </table:table-cell>
          <table:table-cell table:style-name="ce1" office:value-type="float" office:value="2712270" calcext:value-type="float">
            <text:p>2,712,270</text:p>
          </table:table-cell>
          <table:table-cell table:style-name="ce5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814, 28 February</text:p>
          </table:table-cell>
          <table:table-cell table:style-name="ce1" office:value-type="float" office:value="24801080" calcext:value-type="float">
            <text:p>24,801,080</text:p>
          </table:table-cell>
          <table:table-cell table:style-name="ce1" office:value-type="float" office:value="16455540" calcext:value-type="float">
            <text:p>16,455,540</text:p>
          </table:table-cell>
          <table:table-cell table:style-name="ce1" office:value-type="float" office:value="2204430" calcext:value-type="float">
            <text:p>2,204,430</text:p>
          </table:table-cell>
          <table:table-cell table:style-name="ce5" office:value-type="float" office:value="140" calcext:value-type="float">
            <text:p>140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table:style-name="ce1" office:value-type="float" office:value="28368290" calcext:value-type="float">
            <text:p>28,368,290</text:p>
          </table:table-cell>
          <table:table-cell table:style-name="ce1" office:value-type="float" office:value="18703210" calcext:value-type="float">
            <text:p>18,703,210</text:p>
          </table:table-cell>
          <table:table-cell table:style-name="ce1" office:value-type="float" office:value="2097680" calcext:value-type="float">
            <text:p>2,097,680</text:p>
          </table:table-cell>
          <table:table-cell table:style-name="ce5" office:value-type="float" office:value="115.5" calcext:value-type="float">
            <text:p>115.5</text:p>
          </table:table-cell>
        </table:table-row>
        <table:table-row table:style-name="ro1">
          <table:table-cell office:value-type="string" calcext:value-type="string">
            <text:p>1815, 28 February</text:p>
          </table:table-cell>
          <table:table-cell table:style-name="ce1" office:value-type="float" office:value="27261650" calcext:value-type="float">
            <text:p>27,261,650</text:p>
          </table:table-cell>
          <table:table-cell table:style-name="ce1" office:value-type="float" office:value="18226400" calcext:value-type="float">
            <text:p>18,226,400</text:p>
          </table:table-cell>
          <table:table-cell table:style-name="ce1" office:value-type="float" office:value="2036910" calcext:value-type="float">
            <text:p>2,036,91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table:style-name="ce1" office:value-type="float" office:value="27248670" calcext:value-type="float">
            <text:p>27,248,670</text:p>
          </table:table-cell>
          <table:table-cell table:style-name="ce1" office:value-type="float" office:value="17766140" calcext:value-type="float">
            <text:p>17,766,140</text:p>
          </table:table-cell>
          <table:table-cell table:style-name="ce1" office:value-type="float" office:value="3409040" calcext:value-type="float">
            <text:p>3,409,040</text:p>
          </table:table-cell>
          <table:table-cell table:style-name="ce5" office:value-type="float" office:value="115" calcext:value-type="float">
            <text:p>115</text:p>
          </table:table-cell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6" table:style-name="ta1"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otal (£)</text:p>
          </table:table-cell>
          <table:table-cell table:style-name="Default" office:value-type="string" calcext:value-type="string">
            <text:p>Notes of ≥ £5</text:p>
          </table:table-cell>
          <table:table-cell table:style-name="Default" office:value-type="string" calcext:value-type="string">
            <text:p>Bank Treasure (£)</text:p>
          </table:table-cell>
          <table:table-cell table:style-name="Default" office:value-type="string" calcext:value-type="string">
            <text:p>Price of Gold</text:p>
          </table:table-cell>
        </table:table-row>
        <table:table-row table:style-name="ro1">
          <table:table-cell office:value-type="string" calcext:value-type="string">
            <text:p>1816, 29 February</text:p>
          </table:table-cell>
          <table:table-cell office:value-type="float" office:value="27013620" calcext:value-type="float">
            <text:p>27,013,620</text:p>
          </table:table-cell>
          <table:table-cell office:value-type="float" office:value="18012220" calcext:value-type="float">
            <text:p>18,012,220</text:p>
          </table:table-cell>
          <table:table-cell office:value-type="float" office:value="4640880" calcext:value-type="float">
            <text:p>4,640,88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26758720" calcext:value-type="float">
            <text:p>26,758,720</text:p>
          </table:table-cell>
          <table:table-cell office:value-type="float" office:value="17661510" calcext:value-type="float">
            <text:p>17,661,510</text:p>
          </table:table-cell>
          <table:table-cell office:value-type="float" office:value="7562780" calcext:value-type="float">
            <text:p>7,562,780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string" calcext:value-type="string">
            <text:p>1817, 28 February</text:p>
          </table:table-cell>
          <table:table-cell office:value-type="float" office:value="27397900" calcext:value-type="float">
            <text:p>27,397,900</text:p>
          </table:table-cell>
          <table:table-cell office:value-type="float" office:value="19261630" calcext:value-type="float">
            <text:p>19,261,630</text:p>
          </table:table-cell>
          <table:table-cell office:value-type="float" office:value="9680970" calcext:value-type="float">
            <text:p>9,680,970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table:style-name="ce4" office:value-type="string" calcext:value-type="string">
            <text:p>30 August</text:p>
          </table:table-cell>
          <table:table-cell office:value-type="float" office:value="29543780" calcext:value-type="float">
            <text:p>29,543,780</text:p>
          </table:table-cell>
          <table:table-cell office:value-type="float" office:value="21550630" calcext:value-type="float">
            <text:p>21,550,630</text:p>
          </table:table-cell>
          <table:table-cell office:value-type="float" office:value="11668260" calcext:value-type="float">
            <text:p>11,668,26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818, 28 February</text:p>
          </table:table-cell>
          <table:table-cell office:value-type="float" office:value="27770970" calcext:value-type="float">
            <text:p>27,770,970</text:p>
          </table:table-cell>
          <table:table-cell office:value-type="float" office:value="20370290" calcext:value-type="float">
            <text:p>20,370,290</text:p>
          </table:table-cell>
          <table:table-cell office:value-type="float" office:value="10055460" calcext:value-type="float">
            <text:p>10,055,460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26202150" calcext:value-type="float">
            <text:p>26,202,150</text:p>
          </table:table-cell>
          <table:table-cell office:value-type="float" office:value="18676220" calcext:value-type="float">
            <text:p>18,676,220</text:p>
          </table:table-cell>
          <table:table-cell office:value-type="float" office:value="6363160" calcext:value-type="float">
            <text:p>6,363,160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819, 27 February</text:p>
          </table:table-cell>
          <table:table-cell office:value-type="float" office:value="25126700" calcext:value-type="float">
            <text:p>25,126,700</text:p>
          </table:table-cell>
          <table:table-cell office:value-type="float" office:value="17772470" calcext:value-type="float">
            <text:p>17,772,470</text:p>
          </table:table-cell>
          <table:table-cell office:value-type="float" office:value="4184620" calcext:value-type="float">
            <text:p>4,184,6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25252690" calcext:value-type="float">
            <text:p>25,252,690</text:p>
          </table:table-cell>
          <table:table-cell office:value-type="float" office:value="18017450" calcext:value-type="float">
            <text:p>18,017,450</text:p>
          </table:table-cell>
          <table:table-cell office:value-type="float" office:value="3595360" calcext:value-type="float">
            <text:p>3,595,3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20, 29 February</text:p>
          </table:table-cell>
          <table:table-cell office:value-type="float" office:value="23484110" calcext:value-type="float">
            <text:p>23,484,110</text:p>
          </table:table-cell>
          <table:table-cell office:value-type="float" office:value="16794980" calcext:value-type="float">
            <text:p>16,794,980</text:p>
          </table:table-cell>
          <table:table-cell office:value-type="float" office:value="4911050" calcext:value-type="float">
            <text:p>4,911,0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24299340" calcext:value-type="float">
            <text:p>24,299,340</text:p>
          </table:table-cell>
          <table:table-cell office:value-type="float" office:value="17600730" calcext:value-type="float">
            <text:p>17,600,730</text:p>
          </table:table-cell>
          <table:table-cell office:value-type="float" office:value="8211080" calcext:value-type="float">
            <text:p>8,211,0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21, 28 February</text:p>
          </table:table-cell>
          <table:table-cell office:value-type="float" office:value="23884920" calcext:value-type="float">
            <text:p>23,884,920</text:p>
          </table:table-cell>
          <table:table-cell office:value-type="float" office:value="17447360" calcext:value-type="float">
            <text:p>17,447,360</text:p>
          </table:table-cell>
          <table:table-cell office:value-type="float" office:value="11869900" calcext:value-type="float">
            <text:p>11,869,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20295300" calcext:value-type="float">
            <text:p>20,295,300</text:p>
          </table:table-cell>
          <table:table-cell office:value-type="float" office:value="17747070" calcext:value-type="float">
            <text:p>17,747,070</text:p>
          </table:table-cell>
          <table:table-cell office:value-type="float" office:value="11233590" calcext:value-type="float">
            <text:p>11,233,5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822, 28 February</text:p>
          </table:table-cell>
          <table:table-cell office:value-type="float" office:value="18665350" calcext:value-type="float">
            <text:p>18,665,350</text:p>
          </table:table-cell>
          <table:table-cell office:value-type="float" office:value="17290500" calcext:value-type="float">
            <text:p>17,290,500</text:p>
          </table:table-cell>
          <table:table-cell office:value-type="float" office:value="11057150" calcext:value-type="float">
            <text:p>11,057,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31 August</text:p>
          </table:table-cell>
          <table:table-cell office:value-type="float" office:value="17464790" calcext:value-type="float">
            <text:p>17,464,790</text:p>
          </table:table-cell>
          <table:table-cell office:value-type="float" office:value="16609460" calcext:value-type="float">
            <text:p>16,609,460</text:p>
          </table:table-cell>
          <table:table-cell office:value-type="float" office:value="10097960" calcext:value-type="float">
            <text:p>10,097,96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7" table:style-name="ta1">
        <table:table-column table:style-name="co2" table:number-columns-repeated="3" table:default-cell-style-name="Default"/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824" calcext:value-type="float">
            <text:p>1824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£18,033,635</text:p>
          </table:table-cell>
          <table:table-cell office:value-type="string" calcext:value-type="string">
            <text:p>£19,927,120</text:p>
          </table:table-cell>
          <table:table-cell office:value-type="string" calcext:value-type="string">
            <text:p>£19,679,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 number:grouping="true"/>
    </number:number-style>
    <number:number-style style:name="N10122" number:language="en" number:country="US">
      <number:text>£ </number:text>
      <number:number number:decimal-places="0" number:min-decimal-places="0" number:min-integer-digits="0" number:grouping="true"/>
    </number:number-style>
    <number:number-style style:name="N10121" number:language="en" number:country="US">
      <number:number number:decimal-places="0" number:min-decimal-places="0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19:48:52.436518779</meta:creation-date>
    <dc:date>2022-12-31T21:10:46.929147235</dc:date>
    <meta:editing-duration>PT1H21M46S</meta:editing-duration>
    <meta:editing-cycles>26</meta:editing-cycles>
    <meta:generator>LibreOffice/7.4.3.2$Linux_X86_64 LibreOffice_project/8d7af0b9f05ca3f6bf3593323f061d3291e2ce28</meta:generator>
    <meta:document-statistic meta:table-count="7" meta:cell-count="423" meta:object-count="0"/>
  </office:meta>
</office:document-meta>
</file>